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7cd15" officeooo:paragraph-rsid="0017cd15"/>
    </style:style>
    <style:style style:name="P2" style:family="paragraph" style:parent-style-name="Standard">
      <style:text-properties officeooo:rsid="0017cd15" officeooo:paragraph-rsid="001dd2ef"/>
    </style:style>
    <style:style style:name="P3" style:family="paragraph" style:parent-style-name="Standard">
      <style:text-properties officeooo:rsid="00183f39" officeooo:paragraph-rsid="00183f39"/>
    </style:style>
    <style:style style:name="P4" style:family="paragraph" style:parent-style-name="Standard">
      <style:text-properties officeooo:rsid="0019e2b0" officeooo:paragraph-rsid="0019e2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i angle droit le mettre en haut à gauche :</text:p>
      <text:p text:style-name="P1">-face vers la droite </text:p>
      <text:p text:style-name="P1">-tourner vers la gauche </text:p>
      <text:p text:style-name="P1">-monter droite vers le haut </text:p>
      <text:p text:style-name="P1">-tourner vers la droite </text:p>
      <text:p text:style-name="P1">-descendre la droite </text:p>
      <text:p text:style-name="P1">-tourner face vers la gauche </text:p>
      <text:p text:style-name="P1"/>
      <text:p text:style-name="P3">Si croix faites mettre la derniere branche correct à ma gauche :</text:p>
      <text:p text:style-name="P3">-monter la droite</text:p>
      <text:p text:style-name="P3">-tourner 2 x vers la gauche </text:p>
      <text:p text:style-name="P3">-baisser la droite </text:p>
      <text:p text:style-name="P3">-tourner vers la droite </text:p>
      <text:p text:style-name="P3">-monter la droite </text:p>
      <text:p text:style-name="P3">-tourner vers la droite </text:p>
      <text:p text:style-name="P3">-baisser la droite </text:p>
      <text:p text:style-name="P3"/>
      <text:p text:style-name="P4">Si branche de la croix bien placées si un coin bien placé le mettre en bas à droite :</text:p>
      <text:p text:style-name="P4">-monter la gauche </text:p>
      <text:p text:style-name="P4">-tourner vers la gauche </text:p>
      <text:p text:style-name="P4">-monter la droite tourner vers la droite </text:p>
      <text:p text:style-name="P4">-baisser gaucher </text:p>
      <text:p text:style-name="P4">-tourner vers la gauche </text:p>
      <text:p text:style-name="P4">-baisser droite </text:p>
      <text:p text:style-name="P4">-tourner vers la droite </text:p>
      <text:p text:style-name="P4"/>
      <text:p text:style-name="P4">Si pas fini :</text:p>
      <text:p text:style-name="P4">-monter la droite </text:p>
      <text:p text:style-name="P4">-tourner 2x vers la gauche </text:p>
      <text:p text:style-name="P4">-baisser la droite </text:p>
      <text:p text:style-name="P4">-tourner vers la droite </text:p>
      <text:p text:style-name="P4">-monter la droite </text:p>
      <text:p text:style-name="P4">-tourner vers la droite </text:p>
      <text:p text:style-name="P4">-baisser la droite </text:p>
      <text:p text:style-name="P4">-monter la gauche </text:p>
      <text:p text:style-name="P4">-tourner 2x vers la gauche </text:p>
      <text:p text:style-name="P4">-baisser la gauche </text:p>
      <text:p text:style-name="P4">-tourner vers la gauche </text:p>
      <text:p text:style-name="P4">-monter la gauche </text:p>
      <text:p text:style-name="P4">-tourner vers la gauche </text:p>
      <text:p text:style-name="P4">-baisser la gauche </text:p>
      <text:p text:style-name="P4"/>
      <text:p text:style-name="P4">Si pas fini mettre le coté fait à la gauche et recommencer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0:23:18.419769705</meta:creation-date>
    <dc:date>2018-06-15T10:24:39.915436520</dc:date>
    <meta:editing-duration>PT9H41M39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2" meta:paragraph-count="39" meta:word-count="184" meta:character-count="1021" meta:non-whitespace-character-count="843"/>
  </office:meta>
</office:document-meta>
</file>